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 style:text-underline-style="none" officeooo:paragraph-rsid="00049170" style:letter-kerning="false"/>
    </style:style>
    <style:style style:name="P2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officeooo:paragraph-rsid="00049170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language="ru" fo:country="RU" fo:font-style="normal" style:text-underline-style="none" fo:font-weight="normal" officeooo:paragraph-rsid="00049170" style:letter-kerning="false" style:font-style-asian="normal" style:font-weight-asian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049170"/>
    </style:style>
    <style:style style:name="P5" style:family="paragraph" style:parent-style-name="Standard">
      <style:paragraph-properties fo:margin-left="0in" fo:margin-right="0in" fo:text-indent="0.3957in" style:auto-text-indent="false">
        <style:tab-stops>
          <style:tab-stop style:position="0.7453in"/>
        </style:tab-stops>
      </style:paragraph-properties>
      <style:text-properties fo:color="#0000ff" fo:language="ru" fo:country="RU" fo:font-style="normal" style:text-underline-style="none" fo:font-weight="bold" officeooo:paragraph-rsid="00049170" style:letter-kerning="false" style:font-style-asian="normal" style:font-weight-asian="bold"/>
    </style:style>
    <style:style style:name="P6" style:family="paragraph" style:parent-style-name="Standard">
      <style:paragraph-properties fo:margin-left="0in" fo:margin-right="0in" fo:text-indent="0.3957in" style:auto-text-indent="false"/>
      <style:text-properties fo:color="#000000" fo:language="ru" fo:country="RU" fo:font-style="normal" style:text-underline-style="none" fo:font-weight="normal" officeooo:paragraph-rsid="00049170" style:letter-kerning="false" style:font-style-asian="normal" style:font-weight-asian="normal"/>
    </style:style>
    <style:style style:name="P7" style:family="paragraph" style:parent-style-name="Standard">
      <style:paragraph-properties fo:margin-left="0in" fo:margin-right="0in" fo:text-indent="0.3957in" style:auto-text-indent="false"/>
      <style:text-properties fo:language="ru" fo:country="RU" fo:font-style="normal" style:text-underline-style="none" fo:font-weight="normal" officeooo:paragraph-rsid="00049170" style:letter-kerning="false" style:font-style-asian="normal" style:font-weight-asian="normal"/>
    </style:style>
    <style:style style:name="P8" style:family="paragraph" style:parent-style-name="Standard">
      <style:paragraph-properties fo:margin-left="0in" fo:margin-right="0in" fo:text-indent="0.3957in" style:auto-text-indent="false"/>
      <style:text-properties officeooo:paragraph-rsid="00049170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.3957in" style:auto-text-indent="false"/>
      <style:text-properties fo:language="ru" fo:country="RU" fo:font-style="normal" style:text-underline-style="none" fo:font-weight="normal" officeooo:paragraph-rsid="00049170" style:letter-kerning="false" style:font-style-asian="normal" style:font-weight-asian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3957in" style:auto-text-indent="false"/>
      <style:text-properties officeooo:paragraph-rsid="00049170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language="ru" fo:country="RU" fo:font-style="normal" style:text-underline-style="none" fo:font-weight="normal" officeooo:paragraph-rsid="00049170" style:letter-kerning="false" style:font-style-asian="normal" style:font-weight-asian="normal"/>
    </style:style>
    <style:style style:name="P12" style:family="paragraph" style:parent-style-name="Standard">
      <style:paragraph-properties fo:margin-left="0in" fo:margin-right="0in" fo:text-indent="0.25in" style:auto-text-indent="false"/>
      <style:text-properties fo:color="#000000" fo:language="ru" fo:country="RU" fo:font-style="normal" style:text-underline-style="none" fo:font-weight="normal" officeooo:paragraph-rsid="00049170" style:letter-kerning="false" style:font-style-asian="normal" style:font-weight-asian="normal"/>
    </style:style>
    <style:style style:name="P13" style:family="paragraph" style:parent-style-name="Standard">
      <style:paragraph-properties fo:margin-left="0in" fo:margin-right="0in" fo:text-indent="0.25in" style:auto-text-indent="false"/>
      <style:text-properties officeooo:paragraph-rsid="00049170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fo:color="#000000" fo:language="ru" fo:country="RU" fo:font-style="normal" style:text-underline-style="none" fo:font-weight="normal" officeooo:paragraph-rsid="00049170" style:letter-kerning="false" style:font-style-asian="normal" style:font-weight-asian="normal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officeooo:paragraph-rsid="00049170"/>
    </style:style>
    <style:style style:name="P16" style:family="paragraph" style:parent-style-name="Standard">
      <style:paragraph-properties fo:margin-left="0in" fo:margin-right="0in" fo:text-indent="0.4917in" style:auto-text-indent="false"/>
      <style:text-properties fo:language="ru" fo:country="RU" fo:font-style="normal" style:text-underline-style="none" fo:font-weight="normal" officeooo:paragraph-rsid="00049170" style:letter-kerning="false" style:font-style-asian="normal" style:font-weight-asian="normal"/>
    </style:style>
    <style:style style:name="P17" style:family="paragraph" style:parent-style-name="Standard">
      <style:paragraph-properties fo:margin-left="0in" fo:margin-right="0in" fo:margin-top="0.0835in" fo:margin-bottom="0in" loext:contextual-spacing="false" fo:text-indent="0.398in" style:auto-text-indent="false"/>
      <style:text-properties fo:color="#000000" fo:language="ru" fo:country="RU" fo:font-style="normal" style:text-underline-style="none" fo:font-weight="normal" officeooo:paragraph-rsid="00049170" style:letter-kerning="false" style:font-style-asian="normal" style:font-weight-asian="normal"/>
    </style:style>
    <style:style style:name="P18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 style:text-underline-style="none" officeooo:paragraph-rsid="00049170" style:letter-kerning="false"/>
    </style:style>
    <style:style style:name="P19" style:family="paragraph" style:parent-style-name="Standard" style:list-style-name="WWNum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paragraph-rsid="00049170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f3be76"/>
    </style:style>
    <style:style style:name="T3" style:family="text">
      <style:text-properties style:use-window-font-color="true" fo:language="ru" fo:country="RU" style:text-underline-style="none" style:letter-kerning="false"/>
    </style:style>
    <style:style style:name="T4" style:family="text">
      <style:text-properties fo:color="#000000" fo:language="ru" fo:country="RU" fo:font-style="normal" style:text-underline-style="none" fo:font-weight="bold" style:letter-kerning="false" style:font-style-asian="normal" style:font-weight-asian="bold"/>
    </style:style>
    <style:style style:name="T5" style:family="text">
      <style:text-properties fo:color="#000000" fo:language="ru" fo:country="RU" fo:font-style="normal" style:text-underline-style="none" fo:font-weight="normal" style:letter-kerning="false" style:font-style-asian="normal" style:font-weight-asian="normal"/>
    </style:style>
    <style:style style:name="T6" style:family="text">
      <style:text-properties fo:color="#000000" fo:language="ru" fo:country="RU" fo:font-style="italic" style:text-underline-style="none" fo:font-weight="normal" style:letter-kerning="false" style:font-style-asian="italic" style:font-weight-asian="normal"/>
    </style:style>
    <style:style style:name="T7" style:family="text">
      <style:text-properties fo:color="#000000" fo:language="ru" fo:country="RU" fo:font-style="italic" style:text-underline-style="none" fo:font-weight="bold" style:letter-kerning="false" style:font-style-asian="italic" style:font-weight-asian="bold"/>
    </style:style>
    <style:style style:name="T8" style:family="text">
      <style:text-properties fo:color="#000000" fo:language="en" fo:country="US" fo:font-style="italic" style:text-underline-style="none" fo:font-weight="normal" style:letter-kerning="false" style:font-style-asian="italic" style:font-weight-asian="normal"/>
    </style:style>
    <style:style style:name="T9" style:family="text">
      <style:text-properties fo:color="#000000" fo:language="en" fo:country="US" fo:font-style="normal" style:text-underline-style="none" fo:font-weight="normal" style:letter-kerning="false" style:font-style-asian="normal" style:font-weight-asian="normal"/>
    </style:style>
    <style:style style:name="T10" style:family="text">
      <style:text-properties fo:color="#000000" style:text-position="sub 58%" fo:language="ru" fo:country="RU" fo:font-style="italic" style:text-underline-style="none" fo:font-weight="normal" style:letter-kerning="false" style:font-style-asian="italic" style:font-weight-asian="normal"/>
    </style:style>
    <style:style style:name="T11" style:family="text">
      <style:text-properties fo:color="#000000" style:text-position="sub 58%" fo:language="ru" fo:country="RU" fo:font-style="italic" style:text-underline-style="none" fo:font-weight="bold" style:letter-kerning="false" style:font-style-asian="italic" style:font-weight-asian="bold"/>
    </style:style>
    <style:style style:name="T12" style:family="text">
      <style:text-properties fo:color="#000000" style:text-position="sub 58%" fo:language="ru" fo:country="RU" fo:font-style="normal" style:text-underline-style="none" fo:font-weight="normal" style:letter-kerning="false" style:font-style-asian="normal" style:font-weight-asian="normal"/>
    </style:style>
    <style:style style:name="T13" style:family="text">
      <style:text-properties fo:color="#000000" style:text-position="sub 58%" fo:language="ru" fo:country="RU" fo:font-style="normal" style:text-underline-style="none" fo:font-weight="bold" style:letter-kerning="false" style:font-style-asian="normal" style:font-weight-asian="bold"/>
    </style:style>
    <style:style style:name="T14" style:family="text">
      <style:text-properties fo:language="ru" fo:country="RU" fo:font-style="normal" style:text-underline-style="none" fo:font-weight="bold" style:letter-kerning="false" style:font-style-asian="normal" style:font-weight-asian="bold"/>
    </style:style>
    <style:style style:name="T15" style:family="text">
      <style:text-properties fo:language="ru" fo:country="RU" fo:font-style="normal" style:text-underline-style="none" fo:font-weight="normal" style:letter-kerning="false" style:font-style-asian="normal" style:font-weight-asian="normal"/>
    </style:style>
    <style:style style:name="T16" style:family="text">
      <style:text-properties fo:language="ru" fo:country="RU" fo:font-style="italic" style:text-underline-style="none" fo:font-weight="normal" style:letter-kerning="false" style:font-style-asian="italic" style:font-weight-asian="normal"/>
    </style:style>
    <style:style style:name="T17" style:family="text">
      <style:text-properties style:text-position="sub 58%" fo:language="ru" fo:country="RU" fo:font-style="italic" style:text-underline-style="none" fo:font-weight="normal" style:letter-kerning="false" style:font-style-asian="italic" style:font-weight-asian="normal"/>
    </style:style>
    <style:style style:name="T18" style:family="text">
      <style:text-properties fo:language="en" fo:country="US" fo:font-style="italic" style:text-underline-style="none" fo:font-weight="normal" style:letter-kerning="false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У</text:span><text:span text:style-name="T1">правление противником (Лефевр).</text:span></text:p>
      <text:p text:style-name="P1"><text:span text:style-name="T1"/></text:p>
      <text:p text:style-name="P6">Управление решением противника, в конечном итоге навязывание ему определенной стратегии поведения при рефлексивном взаимодействии осуществляется не прямо, не грубым принуждением, а путем передачи ему оснований, из которых тот мог бы логически вывести свое, но предопределенное другой стороной решение. Основания передаются противнику сегодня, чтобы он опирался на них, принимая решения завтра.</text:p>
      <text:p text:style-name="P11">Рефлексивное управление:</text:p>
      <text:list xml:id="list2482263630" text:style-name="WWNum2">
        <text:list-item>
          <text:p text:style-name="P19"><text:span text:style-name="T4">передача ложной информации о плацдарме</text:span><text:span text:style-name="T5">.</text:span></text:p>
        </text:list-item>
      </text:list>
      <text:p text:style-name="P12">- маскировка своих объектов. Цель — дать противнику вполне определенную информацию, а не ликвидировать вообще поступление информации. Это способ передачи противнику информации: «На данном месте ничего нет».</text:p>
      <text:p text:style-name="P12">- создание ложных объектов. Мнимые концентрации войск, наземные или воздушные цели, задача которых - скрыть истинные угрозы применения несуществующего оружия.</text:p>
      <text:list xml:id="list203008151174214" text:continue-numbering="true" text:style-name="WWNum2">
        <text:list-item>
          <text:p text:style-name="P19"><text:span text:style-name="T4">формирование цели противника</text:span><text:span text:style-name="T14">.</text:span></text:p>
        </text:list-item>
      </text:list>
      <text:p text:style-name="P13"><text:span text:style-name="T15">-</text:span><text:span text:style-name="T14"><text:tab/></text:span><text:span text:style-name="T15">провокации. </text:span><text:span text:style-name="T5">Известие о рождении «неведома зверушки» использовалось как средство формирования у Салтана определенной цели. </text:span></text:p>
      <text:p text:style-name="P12">-<text:tab/>«дружеские» советы.</text:p>
      <text:list xml:id="list203009046523283" text:continue-numbering="true" text:style-name="WWNum2">
        <text:list-item>
          <text:p text:style-name="P19"><text:span text:style-name="T4">формирование доктрины противника</text:span><text:span text:style-name="T14">. </text:span><text:span text:style-name="T16">Создание предубежденности у противника.</text:span></text:p>
        </text:list-item>
      </text:list>
      <text:p text:style-name="P14">Доктрина - алгоритм, посредством которого из «цели» и «планшета» вырабатывается решение.</text:p>
      <text:p text:style-name="P14">-<text:tab/>система элементарных предписаний, указывающая выбор того или иного альтернативного решения</text:p>
      <text:p text:style-name="P13"><text:span text:style-name="T5">-<text:tab/>сформированная посредством длительного обучения противника.</text:span><text:span text:style-name="T15"> </text:span><text:span text:style-name="T5">Нападающий систематически «сознательно» попадается на определенный прием защитника и вырабатывает у того закрепление этого приема как стандартное противодействие, чем в решающий момент пользуется.</text:span></text:p>
      <text:list xml:id="list203008595884925" text:continue-numbering="true" text:style-name="WWNum2">
        <text:list-item>
          <text:p text:style-name="P19"><text:span text:style-name="T4">передача решения</text:span><text:span text:style-name="T14">. </text:span><text:span text:style-name="T5">Неверная подсказка</text:span></text:p>
        </text:list-item>
        <text:list-item>
          <text:p text:style-name="P19"><text:span text:style-name="T4">передача картины плацдарма</text:span><text:span text:style-name="T14">.</text:span><text:span text:style-name="T15"> </text:span><text:span text:style-name="T5">Ослабив свой фланг таким образом, чтобы противник смог отразить это ослабление на своем планшете, </text:span><text:span text:style-name="T8">X</text:span><text:span text:style-name="T6"> </text:span><text:span text:style-name="T5">пытается передать противнику </text:span><text:span text:style-name="T8">Y</text:span><text:span text:style-name="T6"> </text:span><text:span text:style-name="T5">основания для формирования у того цели, например овладеть данным рубежом. Порядок действия </text:span><text:span text:style-name="T8">X</text:span><text:span text:style-name="T6"> </text:span><text:span text:style-name="T5">таков: сначала он определяет желаемое </text:span><text:span text:style-name="T6">Ц</text:span><text:span text:style-name="T10">ух</text:span><text:span text:style-name="T6">, </text:span><text:span text:style-name="T5">затем подбирает такое </text:span><text:span text:style-name="T6">П</text:span><text:span text:style-name="T10">ух</text:span><text:span text:style-name="T6">, </text:span><text:span text:style-name="T5">чтобы из него выводилось </text:span><text:span text:style-name="T6">Ц</text:span><text:span text:style-name="T10">ух</text:span><text:span text:style-name="T6">, </text:span><text:span text:style-name="T5">потом производятся действия, направленные на превращение П</text:span><text:span text:style-name="T12">у</text:span><text:span text:style-name="T10">Х → </text:span><text:span text:style-name="T6">П</text:span><text:span text:style-name="T10">у</text:span><text:span text:style-name="T6">.</text:span></text:p>
        </text:list-item>
        <text:list-item>
          <text:p text:style-name="P19"><text:span text:style-name="T4">передача противнику якобы своего взгляда на плацдарм</text:span><text:span text:style-name="T14">. </text:span><text:span text:style-name="T6">П</text:span><text:span text:style-name="T10">уху </text:span><text:span text:style-name="T13">→ </text:span><text:span text:style-name="T6">П</text:span><text:span text:style-name="T10">уХ</text:span><text:span text:style-name="T6">. </text:span></text:p>
        </text:list-item>
      </text:list>
      <text:p text:style-name="P12">-<text:tab/>сознательный подброс ему соответствующей документации.</text:p>
      <text:p text:style-name="P12">-<text:tab/>«подтверждение» того, что замаскированные объекты противника не вскрыты (на самом деле они вскрыты), а ложные объекты восприняты как настоящие (в действительности их ложность установлена).</text:p>
      <text:list xml:id="list203009044659671" text:continue-numbering="true" text:style-name="WWNum2">
        <text:list-item>
          <text:p text:style-name="P19"><text:span text:style-name="T4">передача противнику якобы своих оперативных целей</text:span><text:span text:style-name="T14">. </text:span><text:span text:style-name="T6">Ц</text:span><text:span text:style-name="T10">уху </text:span><text:span text:style-name="T13">→ </text:span><text:span text:style-name="T6">Ц</text:span><text:span text:style-name="T10">ух</text:span><text:span text:style-name="T6">.</text:span></text:p>
        </text:list-item>
      </text:list>
      <text:p text:style-name="P14">Финт баскетболиста, когда он делает рывок влево и тем самым формирует у противника убеждение, будто его цель состоит в том, чтобы обойти противника слева, в действительности же он его обходит справа.</text:p>
      <text:list xml:id="list203008505991218" text:continue-numbering="true" text:style-name="WWNum2">
        <text:list-item>
          <text:p text:style-name="P19"><text:span text:style-name="T4">передачу противнику якобы своей </text:span><text:span text:style-name="T14">доктрины.</text:span></text:p>
        </text:list-item>
      </text:list>
      <text:p text:style-name="P15"><text:span text:style-name="T8">Y</text:span><text:span text:style-name="T6"> </text:span><text:span text:style-name="T5">каким-либо способом доводит до сведения </text:span><text:span text:style-name="T8">X</text:span><text:span text:style-name="T6">, </text:span><text:span text:style-name="T5">что будет выбирать выход с помощью случайного механизма, например игральной кости. Однако </text:span><text:span text:style-name="T6">У </text:span><text:span text:style-name="T5">не собирается в действительности бросать игральную кость.</text:span></text:p>
      <text:list xml:id="list203008488666760" text:continue-numbering="true" text:style-name="WWNum2">
        <text:list-item>
          <text:p text:style-name="P19"><text:soft-page-break/><text:span text:style-name="T4">цепочка </text:span><text:span text:style-name="T7">Ц</text:span><text:span text:style-name="T11">уху →</text:span><text:span text:style-name="T7"> П</text:span><text:span text:style-name="T11">уху →</text:span><text:span text:style-name="T7"> П</text:span><text:span text:style-name="T11">ух →</text:span><text:span text:style-name="T7"> Ц</text:span><text:span text:style-name="T11">ух</text:span><text:span text:style-name="T7">.</text:span><text:span text:style-name="T5"> </text:span></text:p>
        </text:list-item>
      </text:list>
      <text:p text:style-name="P15"><text:span text:style-name="T5">Цель передается противнику путем передачи ему своей картины плацдарма. </text:span><text:span text:style-name="T8">Y</text:span><text:span text:style-name="T6"> </text:span><text:span text:style-name="T5">сосредоточивает артиллерию не с целью нанести удар, а с целью заставить своего противника прийти к выводу, будто бы </text:span><text:span text:style-name="T8">Y</text:span><text:span text:style-name="T5"> собирается нанести удар. Указанный прием лежит в основе утверждения, что угроза сильнее своего исполнения</text:span><text:span text:style-name="T15">.</text:span></text:p>
      <text:list xml:id="list203008144049982" text:continue-numbering="true" text:style-name="WWNum2">
        <text:list-item>
          <text:p text:style-name="P19"><text:span text:style-name="T14">нейтрализация дедукции противника.</text:span><text:span text:style-name="T15"> Если нельзя избежать передачи противнику действительной картины плацдарма </text:span><text:span text:style-name="T16">П</text:span><text:span text:style-name="T17">у → </text:span><text:span text:style-name="T16">П</text:span><text:span text:style-name="T17">ух</text:span><text:span text:style-name="T15">. Если при этом из переданной картины плацдарма может быть выведена цель и </text:span><text:span text:style-name="T18">X</text:span><text:span text:style-name="T16"> </text:span><text:span text:style-name="T15">владеет этой процедурой </text:span><text:span text:style-name="T16">(П</text:span><text:span text:style-name="T17">ух →</text:span><text:span text:style-name="T16"> Ц</text:span><text:span text:style-name="T17">ух</text:span><text:span text:style-name="T16">), </text:span><text:span text:style-name="T15">то действительные цели У оказываются вскрытыми. В этом случае У может попытаться построить плацдарм, чтобы тот порождал несколько равновероятных целей, среди которых должна «укрыться» действительная цель. <text:s/></text:span></text:p>
        </text:list-item>
      </text:list>
      <text:p text:style-name="P16">Действительная цель (движение к Ла-Маншу)</text:p>
      <text:list xml:id="list203009647064612" text:continue-numbering="true" text:style-name="WWNum2">
        <text:list-item>
          <text:p text:style-name="P19"><text:span text:style-name="T4">управление противником, который проводит рефлексивное управление</text:span><text:span text:style-name="T14">.</text:span><text:span text:style-name="T15"> </text:span><text:span text:style-name="T8">Y</text:span><text:span text:style-name="T6"> </text:span><text:span text:style-name="T5">может построить свою систему рефлексивного управления, используя систему рефлексивного управления своего противника как особый информационный канал. Задача </text:span><text:span text:style-name="T8">Y</text:span><text:span text:style-name="T6"> </text:span><text:span text:style-name="T5">в случае, когда </text:span><text:span text:style-name="T8">X</text:span><text:span text:style-name="T6"> </text:span><text:span text:style-name="T5">проводит рефлексивное управление, облегчается, поскольку </text:span><text:span text:style-name="T8">X</text:span><text:span text:style-name="T6"> </text:span><text:span text:style-name="T5">сообщает </text:span><text:span text:style-name="T8">Y</text:span><text:span text:style-name="T6"> </text:span><text:span text:style-name="T5">часть данных, необходимых для принятия решения. Поймать в ловушку партнера легче, если эта ловушка строится на изъянах рассуждения партнера, стремящегося поставить ловушку. Это может объяснить то, что попытки перехитрить достаточно хитрого врага ведут к краху скорее, нежели «пассивное сопротивление».</text:span></text:p>
        </text:list-item>
        <text:list-item>
          <text:p text:style-name="P19"><text:span text:style-name="T4">управление противником, доктриной которого является теория игр</text:span><text:span text:style-name="T14">.</text:span><text:span text:style-name="T15"> </text:span><text:span text:style-name="T5">Игроку </text:span><text:span text:style-name="T8">Y</text:span><text:span text:style-name="T6"> </text:span><text:span text:style-name="T5">известно, что </text:span><text:span text:style-name="T8">X</text:span><text:span text:style-name="T6"> </text:span><text:span text:style-name="T5">в качестве доктрины использует теорию игр. Проимитировав рассуждения X, </text:span><text:span text:style-name="T9">Y</text:span><text:span text:style-name="T5"> начнет анализировать принцип, которым руководствуется </text:span><text:span text:style-name="T8">X</text:span><text:span text:style-name="T6">, </text:span><text:span text:style-name="T5">составляя платежную матрицу. Предположим, </text:span><text:span text:style-name="T8">X</text:span><text:span text:style-name="T6"> </text:span><text:span text:style-name="T5">производит фотографирование плацдарма с аэростата. Затем </text:span><text:span text:style-name="T8">X</text:span><text:span text:style-name="T6"> </text:span><text:span text:style-name="T5">выделяет на фотографиях пространственно локализованные группы самолетов и отождествляет их с подразделениями. Информация о способе оперирования </text:span><text:span text:style-name="T8">X</text:span><text:span text:style-name="T6"> </text:span><text:span text:style-name="T5">с планшетом дает возможность </text:span><text:span text:style-name="T9">Y</text:span><text:span text:style-name="T5"> произвести рефлексивное управление. </text:span><text:span text:style-name="T9">Y</text:span><text:span text:style-name="T5"> локализует свои самолеты на плацдарме не в соответствии с их принадлежностью к подразделениям, а образует смешанные пространственные группы.</text:span><text:span text:style-name="T15"> </text:span><text:span text:style-name="T5">Всегда есть потенциальная возможность «подсунуть» противнику выгодную для себя информацию, на основе которой будет производиться «честный» подсчет, приводящий к поражению.</text:span><text:span text:style-name="T15"> </text:span><text:span text:style-name="T5">Рефлексивное управление успешно независимо от «качества» рассуждения противника, если это рассуждение проимитировано с достаточной полнотой</text:span><text:span text:style-name="T15">. </text:span><text:span text:style-name="T5">Любые оптимальные, но жесткие программы действий сулят меньше шансов, чем программы, основанные на неоптимальных методах, но отличающиеся гибкостью.</text:span></text:p>
        </text:list-item>
        <text:list-item>
          <text:p text:style-name="P19"><text:span text:style-name="T4">схемы рефлексивного управления, развернутые во времени.</text:span><text:span text:style-name="T5"> В некоторых случаях один противник передает другому свою «псевдоисторию», чтобы тот, другой, экстраполировал эту псевдоисторию, вывел правдоподобный со своей точки зрения прогноз о будущем состоянии противника и принял решение исходя из этого прогноза.</text:span></text:p>
        </text:list-item>
      </text:list>
      <text:p text:style-name="P14">Иллюстрацией может служить любое резкое изменение режима деятельности, порожденное убеждением, что противник изучил этот режим.</text:p>
      <text:p text:style-name="P17">Человеческие коллективы объединяют не только внешние формы организации, основанные на информационных связях между его членами. Рефлексивные связи, способность к имитации рассуждений коллег являются важным фактором, обеспечивающим нормальное функционирование коллектива. Наличие рефлексивных механизмов позволяет коллективу функционировать без непосредственных информационных контактов между его членами и сохранять целостность в условиях информационного вакуума. Механизм имитации рассуждений выступает как особое средство координации и синхронизации деятельности <text:soft-page-break/>отдельных членов. Коллектив можно считать окончательно сформировавшимся, когда все его члены обладают специальными средствами имитации решений других членов коллектива.</text:p>
      <text:p text:style-name="P9">Ценность сообщения определяется не степенью истинности содержания, заключенного в сообщении, а соотношением рангов рефлексии. Например, отправитель может послать истинное сообщение, исходя из того, что оно будет воспринято как ложное. Если такой малопривычный обман удается, противник - получатель несет ущерб, приняв истинное сообщение. С другой стороны, если отправляются ложные сообщения и если получатель реконструировал замысел отправителя, то ложная по содержанию информация приобретает для него положительную ценность.</text:p>
      <text:p text:style-name="P10"><text:span text:style-name="T5">Объект передает </text:span><text:span text:style-name="T6">основания для принятия решения </text:span><text:span text:style-name="T5">и формирует вполне определенное поведение противника, использует его, тем самым формируя новое, затем меняет свое, формирует другое поведение и т. д., в среднем обгоняя противника. </text:span></text:p>
      <text:p text:style-name="P10"><text:span text:style-name="T5">Конфликт с точки зрения внешнего исследователя, который фиксирует рефлексивные структуры, выступает как результат несовместимости картин окружающего людей мира, отраженного в их головах, точнее — проектов будущего, которые строят игроки. Несовместимость, противоположность проектов, проявляющаяся через несовместимость </text:span><text:span text:style-name="T6">целей, — </text:span><text:span text:style-name="T5">в этом заключена внутренняя природа любого конфликта, от малого до великого.</text:span></text:p>
      <text:p text:style-name="P2"><text:bookmark-start text:name="_Toc487017892"/><text:bookmark-start text:name="_Toc487191083"/><text:bookmark-start text:name="_Toc487191128"/><text:bookmark-start text:name="_Toc487191186"/><text:bookmark-start text:name="_Toc497459905"/><text:span text:style-name="T3">Разрешение конфликт</text:span><text:bookmark-end text:name="_Toc487017892"/><text:bookmark-end text:name="_Toc487191083"/><text:bookmark-end text:name="_Toc487191128"/><text:bookmark-end text:name="_Toc487191186"/><text:bookmark-end text:name="_Toc497459905"/><text:span text:style-name="T3">ов</text:span></text:p>
      <text:p text:style-name="P8"><text:span text:style-name="T15">Необходимо установить не только повод, но и </text:span><text:span text:style-name="T16">причину</text:span><text:span text:style-name="T15">, которая может маскироваться участниками конфликта.</text:span></text:p>
      <text:p text:style-name="P4"><text:span text:style-name="T15">1)Если конфликтующие стремятся найти истину, то это означает, что различаются не цели, а их истолкования участниками конфликта. Для разрешения конфликта нужно </text:span><text:span text:style-name="T16">показать различие в понимании по сути одинаковых целей.</text:span></text:p>
      <text:p text:style-name="P3">2) Если цели действительно разные, то их необходимо выявить, избавиться от лишней словесности, и искать радикальный метод. Конфликтующих необходимо убедить, что отношения могут быть улажены обменом мнениями, уточнения взаимных позиций. В экстремальных условиях возможна жесткость.</text:p>
      <text:p text:style-name="P7">Приемы разрешения конфликта:</text:p>
      <text:p text:style-name="P7">а) уход от конфликта;</text:p>
      <text:p text:style-name="P7">б) сглаживание спорных вопросов, компромисс;</text:p>
      <text:p text:style-name="P7">в) создание ситуации переговоров, выявление «зоны согласия».</text:p>
      <text:p text:style-name="P3"/>
      <text:p text:style-name="P5">Если изначально были поставлены не взаимовыгодные цели, то любой Ваш успех в манипулировании обречен на неудачу с точки зрения перспективы долговременных взаимоотношени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417in" loext:contextual-spacing="false" fo:text-align="justify" style:justify-single-word="false" fo:orphans="2" fo:widows="2" fo:keep-with-next="always" style:writing-mode="lr-tb"/>
      <style:text-properties style:font-name="Arial1" fo:font-family="Arial" style:font-family-generic="roman" style:font-pitch="variable" fo:font-size="14pt" fo:font-style="italic" fo:font-weight="bold" style:font-name-asian="Arial2" style:font-family-asian="Arial" style:font-size-asian="14pt" style:font-style-asian="italic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6T11:02:51.224000000</meta:creation-date>
    <dc:date>2020-08-16T20:30:07.704000000</dc:date>
    <meta:editing-duration>PT1M24S</meta:editing-duration>
    <meta:editing-cycles>2</meta:editing-cycles>
    <meta:generator>LibreOffice/6.4.4.2$Windows_x86 LibreOffice_project/3d775be2011f3886db32dfd395a6a6d1ca2630ff</meta:generator>
    <meta:document-statistic meta:table-count="0" meta:image-count="0" meta:object-count="0" meta:page-count="3" meta:paragraph-count="43" meta:word-count="1097" meta:character-count="8657" meta:non-whitespace-character-count="7607"/>
  </office:meta>
</office:document-meta>
</file>